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Odlomakpopisa" style:list-style-name="LFO1" style:family="paragraph"/>
    <style:style style:name="P3" style:parent-style-name="Odlomakpopisa" style:list-style-name="LFO2" style:family="paragraph"/>
    <style:style style:name="P4" style:parent-style-name="Odlomakpopisa" style:list-style-name="LFO2" style:family="paragraph"/>
    <style:style style:name="P5" style:parent-style-name="Odlomakpopisa" style:list-style-name="LFO1" style:family="paragraph"/>
    <style:style style:name="P6" style:parent-style-name="Odlomakpopisa" style:list-style-name="LFO1" style:family="paragraph"/>
    <style:style style:name="P7" style:parent-style-name="Odlomakpopisa" style:list-style-name="LFO3" style:family="paragraph"/>
    <style:style style:name="P8" style:parent-style-name="Odlomakpopisa" style:list-style-name="LFO3" style:family="paragraph"/>
    <style:style style:name="P9" style:parent-style-name="Odlomakpopisa" style:list-style-name="LFO3" style:family="paragraph"/>
    <style:style style:name="P10" style:parent-style-name="Odlomakpopisa" style:family="paragraph">
      <style:paragraph-properties fo:margin-left="0.75in">
        <style:tab-stops/>
      </style:paragraph-properties>
    </style:style>
    <style:style style:name="P11" style:parent-style-name="Odlomakpopisa" style:list-style-name="LFO1" style:family="paragraph"/>
    <style:style style:name="P12" style:parent-style-name="Odlomakpopisa" style:list-style-name="LFO4" style:family="paragraph"/>
    <style:style style:name="P13" style:parent-style-name="Odlomakpopisa" style:list-style-name="LFO4" style:family="paragraph"/>
    <style:style style:name="P14" style:parent-style-name="Odlomakpopisa" style:list-style-name="LFO4" style:family="paragraph"/>
    <style:style style:name="P15" style:parent-style-name="Odlomakpopisa" style:list-style-name="LFO1" style:family="paragraph"/>
    <style:style style:name="P16" style:parent-style-name="Odlomakpopisa" style:list-style-name="LFO5" style:family="paragraph"/>
    <style:style style:name="P17" style:parent-style-name="Odlomakpopisa" style:list-style-name="LFO5" style:family="paragraph"/>
    <style:style style:name="P18" style:parent-style-name="Odlomakpopisa" style:list-style-name="LFO5" style:family="paragraph"/>
    <style:style style:name="P19" style:parent-style-name="Odlomakpopisa" style:list-style-name="LFO1" style:family="paragraph"/>
    <style:style style:name="P20" style:parent-style-name="Odlomakpopisa" style:list-style-name="LFO7" style:family="paragraph"/>
    <style:style style:name="P21" style:parent-style-name="Odlomakpopisa" style:list-style-name="LFO7" style:family="paragraph"/>
    <style:style style:name="P22" style:parent-style-name="Odlomakpopisa" style:list-style-name="LFO7" style:family="paragraph"/>
    <style:style style:name="P23" style:parent-style-name="Odlomakpopisa" style:list-style-name="LFO7" style:family="paragraph"/>
  </office:automatic-styles>
  <office:body>
    <office:text text:use-soft-page-breaks="true">
      <text:p text:style-name="P1"><text:s/>AVSP ZI 2017.</text:p>
      <text:list text:style-name="LFO1" text:continue-numbering="true">
        <text:list-item>
          <text:p text:style-name="P2">Za zadani graf napisati jednadžbe ranga.</text:p>
        </text:list-item>
      </text:list>
      <text:list text:style-name="LFO2" text:continue-numbering="true">
        <text:list-item>
          <text:p text:style-name="P3">Primjeni li se metoda uzastopnog potenciranja s ciljem izražunavanja vektora ranga r na zadani graf, hoce li dobiveni rezultati biti vjerodostojni. Obrazloži.</text:p>
        </text:list-item>
        <text:list-item>
          <text:p text:style-name="P4">Modificirati zadani graf uvođenjem teleporta. Napisati vrijednost google A matrice za beta = 0.9</text:p>
        </text:list-item>
      </text:list>
      <text:list text:style-name="LFO1" text:continue-numbering="true">
        <text:list-item>
          <text:p text:style-name="P5">Naći item/ item i user/user procjene za zadanu matricu i=7, j=5. k = 3. ako je sim(a,b) &lt; 0, ignore ga. PCC izračun sličnosti</text:p>
        </text:list-item>
        <text:list-item>
          <text:p text:style-name="P6">Sustav preporuke filmova. N = 10 na 6 naslova. R = 10 na 3 ocjena.<text:s/></text:p>
        </text:list-item>
      </text:list>
      <text:list text:style-name="LFO3" text:continue-numbering="true">
        <text:list-item>
          <text:p text:style-name="P7">Koji model preporuka je najbolji? Content, user ili item based?</text:p>
        </text:list-item>
        <text:list-item>
          <text:p text:style-name="P8">User je ocjenio 2 filma, kum i dobri momci sa 5/5? Koji film najvj. Neće biti preporučen od ponuđenih? Odg je potraga za nemom.</text:p>
        </text:list-item>
        <text:list-item>
          <text:p text:style-name="P9">Nakon nekog vremena priukupljeno je više ocjena. Prosječna ocjena filmova je 3.5 na razini sustava. User A ocjenio je više od 100 naslova i ima prosječnu ocjenu za 0.3 višu od ukupnog prosjeka. Također, deadpool ima avg za 0.5 veći od prosjeka filmova. Koliki je baseline estimation za ocjenu usera A za Deadpool?</text:p>
        </text:list-item>
      </text:list>
      <text:p text:style-name="P10"/>
      <text:list text:style-name="LFO1" text:continue-numbering="true">
        <text:list-item>
          <text:p text:style-name="P11">Provodi se grupiranje pomoću BFR. U discard seru su (1,1), (1,3), (1,5), (2,2), (2,4), (3,3)</text:p>
        </text:list-item>
      </text:list>
      <text:list text:style-name="LFO4" text:continue-numbering="true">
        <text:list-item>
          <text:p text:style-name="P12">Opišite podatke koje BFR održava za odbačeni skup. Izračunajte vrijednost podataka za navedeni odbačeni skup.</text:p>
        </text:list-item>
        <text:list-item>
          <text:p text:style-name="P13">Definirajte i objasnite mjeru kojom se računa udaljenost točke od odbačenog skupa</text:p>
        </text:list-item>
        <text:list-item>
          <text:p text:style-name="P14">Izračunajte udaljenost točke (4,4) od odbačenog skupa. Pretpostavite da prag udaljenosti točke od skupa iznosi 3 korijena od 2. odredite kako izgledaju podaci odbačenog skupa nakon obrade točke (4,4)</text:p>
        </text:list-item>
      </text:list>
      <text:list text:style-name="LFO1" text:continue-numbering="true">
        <text:list-item>
          <text:p text:style-name="P15">Zadana je mreža.</text:p>
        </text:list-item>
      </text:list>
      <text:list text:style-name="LFO5" text:continue-numbering="true">
        <text:list-item>
          <text:p text:style-name="P16">Provedite postupak otkrivanja zajednica primjenom Girwan- Newmanovog algoritma. Alg zaustavite<text:s/>nakon 3 koraka. Pojasnite odluku u svakom koraku.</text:p>
        </text:list-item>
        <text:list-item>
          <text:p text:style-name="P17">Nacrtaj agm za mrežu dobivenu nakon provođenja algoritma u a) dijelu zadatka. Pojasnite elemente modela</text:p>
        </text:list-item>
        <text:list-item>
          <text:p text:style-name="P18">Navedite definiciju društvene mreže</text:p>
        </text:list-item>
      </text:list>
      <text:list text:style-name="LFO1" text:continue-numbering="true">
        <text:list-item>
          <text:p text:style-name="P19">Sustav oglašavanja koristi algoritam BALANCE. Dva oglašivača A i B natječu se za oglasni prostor. A nudi za pojmove x i y novč. Vrijednost 1. B nudi za pojmove y novč vrijed. 2. Budzet A je 5, a B je 6. U slučaju izjednačenja prednost ima A. niz oglasa je x y y x y y x x.</text:p>
        </text:list-item>
      </text:list>
      <text:p text:style-name="Odlomakpopisa">Izračunajte komp omjer za taj niz.</text:p>
      <text:p text:style-name="Odlomakpopisa">Dokazite koliki komp omjer ima balance opcenito za 2 oglasicvaca sa ogranicenim budzetom.</text:p>
      <text:p text:style-name="Odlomakpopisa"/>
      <text:p text:style-name="Odlomakpopisa">7)</text:p>
      <text:p text:style-name="Odlomakpopisa">DGIM</text:p>
      <text:p text:style-name="Odlomakpopisa">Prezinac ima vrem oznaku i veličinu. Koje su složenosti:</text:p>
      <text:list text:style-name="LFO7" text:continue-numbering="true">
        <text:list-item>
          <text:p text:style-name="P20">Prostorna za vrem oznaku pretinca</text:p>
        </text:list-item>
        <text:list-item>
          <text:p text:style-name="P21">Prostorna za velicinu pretinca</text:p>
        </text:list-item>
        <text:list-item>
          <text:p text:style-name="P22">Ukupna prostorna algoritma u opcenitom obliku</text:p>
        </text:list-item>
        <text:list-item>
          <text:p text:style-name="P23">Vremenska odgovaranja na upit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Odlomakpopisa" style:display-name="Odlomak popis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naria</meta:initial-creator>
    <dc:creator>Binaria</dc:creator>
    <meta:creation-date>2017-06-13T20:07:00Z</meta:creation-date>
    <dc:date>2017-06-13T20:20:00Z</dc:date>
    <meta:template xlink:href="Normal.dotm" xlink:type="simple"/>
    <meta:editing-cycles>1</meta:editing-cycles>
    <meta:editing-duration>PT780S</meta:editing-duration>
    <meta:document-statistic meta:page-count="1" meta:paragraph-count="4" meta:word-count="359" meta:character-count="2402" meta:row-count="17" meta:non-whitespace-character-count="2047"/>
  </office:meta>
</office:document-meta>
</file>